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Integer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Validator.maxValue( BigInteger value ,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Validator.processParsedValue( Object value , Format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Validator.BigIntegerValidator( boolean strict , int forma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Validator.isInRange( BigInteger value , long min , long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Validator.BigInteger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Validator.minValue( BigInteger value , long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Integer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